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erif" fo:font-size="24pt" style:text-underline-style="solid" style:text-underline-width="auto" style:text-underline-color="font-color" officeooo:rsid="00053781" officeooo:paragraph-rsid="00053781" style:font-size-asian="21pt" style:font-size-complex="24pt"/>
    </style:style>
    <style:style style:name="P2" style:family="paragraph" style:parent-style-name="Standard">
      <style:paragraph-properties fo:text-align="center" style:justify-single-word="false"/>
      <style:text-properties style:font-name="FreeSerif" fo:font-size="24pt" style:text-underline-style="solid" style:text-underline-width="auto" style:text-underline-color="font-color" fo:font-weight="bold" officeooo:rsid="00053781" officeooo:paragraph-rsid="00053781" style:font-size-asian="21pt" style:font-weight-asian="bold" style:font-size-complex="24pt" style:font-weight-complex="bold"/>
    </style:style>
    <style:style style:name="P3" style:family="paragraph" style:parent-style-name="Standard">
      <style:paragraph-properties fo:text-align="center" style:justify-single-word="false"/>
      <style:text-properties style:font-name="FreeSerif" fo:font-size="15pt" style:text-underline-style="solid" style:text-underline-width="auto" style:text-underline-color="font-color" fo:font-weight="bold" officeooo:rsid="000688a5" officeooo:paragraph-rsid="000688a5"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style:font-name="FreeSerif" fo:font-size="15pt" style:text-underline-style="none" officeooo:rsid="00053781" officeooo:paragraph-rsid="00053781" style:font-size-asian="13.1000003814697pt" style:font-size-complex="15pt"/>
    </style:style>
    <style:style style:name="P5" style:family="paragraph" style:parent-style-name="Standard">
      <style:paragraph-properties fo:text-align="start" style:justify-single-word="false"/>
      <style:text-properties style:font-name="FreeSerif" fo:font-size="15pt" style:text-underline-style="none" officeooo:rsid="0006e1db" officeooo:paragraph-rsid="0006e1db" style:font-size-asian="13.1000003814697pt" style:font-size-complex="15pt"/>
    </style:style>
    <style:style style:name="P6" style:family="paragraph" style:parent-style-name="Standard">
      <style:paragraph-properties fo:text-align="start" style:justify-single-word="false"/>
      <style:text-properties style:font-name="FreeSerif" fo:font-size="15pt" style:text-underline-style="none" fo:font-weight="bold" officeooo:rsid="0006e1db" officeooo:paragraph-rsid="0006e1db"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style:font-name="FreeSerif" fo:font-size="15pt" style:text-underline-style="none" fo:font-weight="normal" officeooo:rsid="000688a5" officeooo:paragraph-rsid="000688a5"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style:font-name="FreeSerif" fo:font-size="15pt" style:text-underline-style="none" fo:font-weight="normal" officeooo:rsid="000688a5" officeooo:paragraph-rsid="0006a487"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style:font-name="FreeSerif" fo:font-size="15pt" style:text-underline-style="none" fo:font-weight="normal" officeooo:rsid="0006a487" officeooo:paragraph-rsid="0006a487"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style:font-name="FreeSerif" fo:font-size="15pt" style:text-underline-style="none" fo:font-weight="normal" officeooo:rsid="0006e1db" officeooo:paragraph-rsid="0006e1db" style:font-size-asian="13.1000003814697pt" style:font-weight-asian="normal" style:font-size-complex="15pt" style:font-weight-complex="normal"/>
    </style:style>
    <style:style style:name="P11" style:family="paragraph" style:parent-style-name="Standard">
      <style:paragraph-properties fo:text-align="center" style:justify-single-word="false"/>
      <style:text-properties style:font-name="FreeSerif" fo:font-size="20pt" style:text-underline-style="solid" style:text-underline-width="auto" style:text-underline-color="font-color" fo:font-weight="bold" officeooo:rsid="000688a5" officeooo:paragraph-rsid="000688a5"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FreeSerif" fo:font-size="20pt" style:text-underline-style="solid" style:text-underline-width="auto" style:text-underline-color="font-color" fo:font-weight="bold" officeooo:rsid="0006a487" officeooo:paragraph-rsid="0006a487" style:font-size-asian="20pt" style:font-weight-asian="bold" style:font-size-complex="20pt" style:font-weight-complex="bold"/>
    </style:style>
    <style:style style:name="P13" style:family="paragraph" style:parent-style-name="Standard">
      <style:paragraph-properties fo:text-align="center" style:justify-single-word="false"/>
      <style:text-properties style:font-name="FreeSerif" fo:font-size="20pt" style:text-underline-style="solid" style:text-underline-width="auto" style:text-underline-color="font-color" fo:font-weight="bold" officeooo:rsid="0006e1db" officeooo:paragraph-rsid="0006e1db" style:font-size-asian="20pt" style:font-weight-asian="bold" style:font-size-complex="20pt" style:font-weight-complex="bold"/>
    </style:style>
    <style:style style:name="T1" style:family="text">
      <style:text-properties style:text-position="super 58%"/>
    </style:style>
    <style:style style:name="T2" style:family="text">
      <style:text-properties officeooo:rsid="000688a5"/>
    </style:style>
    <style:style style:name="T3" style:family="text">
      <style:text-properties officeooo:rsid="0006a487"/>
    </style:style>
    <style:style style:name="T4" style:family="text">
      <style:text-properties officeooo:rsid="0006e1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Auto-evaluación</text:span> 1<text:span text:style-name="T1">er</text:span> Trimestre</text:p>
      <text:p text:style-name="P1"/>
      <text:p text:style-name="P4">Nombre: Adrián López Crespín<text:tab/><text:tab/><text:tab/><text:tab/><text:tab/><text:tab/>Curso: 2ºDAM</text:p>
      <text:p text:style-name="P4"/>
      <text:p text:style-name="P5">Usuario de Github: adrilc24</text:p>
      <text:p text:style-name="P4"/>
      <text:p text:style-name="P11">Conceptos</text:p>
      <text:p text:style-name="P3"/>
      <text:p text:style-name="P7"/>
      <text:p text:style-name="P8">En este trimestre <text:span text:style-name="T3">hemos empezado a acceder a datos que teníamos almacenados en una base de datos que nosotros mismos hemos creado. Para acceder, modificar guardar, etc. lo hemos hecho mediante el uso de funciones creadas para este propósito, las cuales han sido creadas en librerías. </text:span>Mediante el uso de estas podremos ahorrar código en futuros programas, <text:span text:style-name="T3">ya que existen con el propósito de almacenar funciones que llamaremos para usar en otros programas, en lugar de tener que crearlas cada vez que hagamos un programa nuevo</text:span>. También hemos aprendido a crear ramas en git <text:span text:style-name="T3">y a usarlas de manera eficaz. Con ellas tendremos copias de seguridad o modificaciones en el código que no queremos para el programa final.</text:span></text:p>
      <text:p text:style-name="P8"/>
      <text:p text:style-name="P9">Nota: 7</text:p>
      <text:p text:style-name="P8"/>
      <text:p text:style-name="P8"/>
      <text:p text:style-name="P12">Actitud</text:p>
      <text:p text:style-name="P12"/>
      <text:p text:style-name="P9">Durante este trimestre <text:span text:style-name="T4">he llevado todo el trabajo al día así como he asistido a la mayoría de las clases, a excepción del día de la huelga estudiantil del 14/11/2018 y de un día que falté a clase por enfermedad. Por otra parte he tratado de llevar el github actualizado siempre en cada momento, aunque reconozco que alguna que otra vez se me ha olvidado subir al repositorio el trabajo hecho en clase de forma ordenada y he cometido el error de subir varias cosas en el mismo commit. Aun así creo que mi actitud y trabajo en clase han sido positivos.</text:span></text:p>
      <text:p text:style-name="P9"/>
      <text:p text:style-name="P10">Nota: 8</text:p>
      <text:p text:style-name="P10"/>
      <text:p text:style-name="P10"/>
      <text:p text:style-name="P10"/>
      <text:p text:style-name="P10"/>
      <text:p text:style-name="P10"><text:soft-page-break/></text:p>
      <text:p text:style-name="P13">Valoración Final</text:p>
      <text:p text:style-name="P13"/>
      <text:p text:style-name="P10">En mi opinión creo que tanto mi actitud, trabajo y conceptos aprendidos a lo largo del trimestre han sido mayormente positivos, aunque reconozco que tengo margen de mejora en esta asignatura. Es por ello que considero que mi nota final en esta evaluación sería de un 7.</text:p>
      <text:p text:style-name="P10"/>
      <text:p text:style-name="P6">NOTA FINAL: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pitch="variable"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08:08:30.077252604</meta:creation-date>
    <dc:date>2018-11-16T08:55:51.773792346</dc:date>
    <meta:editing-duration>PT8M46S</meta:editing-duration>
    <meta:editing-cycles>1</meta:editing-cycles>
    <meta:document-statistic meta:table-count="0" meta:image-count="0" meta:object-count="0" meta:page-count="2" meta:paragraph-count="12" meta:word-count="291" meta:character-count="1690" meta:non-whitespace-character-count="1406"/>
    <meta:generator>LibreOffice/5.1.6.2$Linux_X86_64 LibreOffice_project/10m0$Build-2</meta:generator>
  </office:meta>
</office:document-meta>
</file>